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7f8bc6" officeooo:paragraph-rsid="00138bc4"/>
    </style:style>
    <style:style style:name="P2" style:family="paragraph" style:parent-style-name="Text_20_body">
      <style:text-properties officeooo:rsid="014169d5" officeooo:paragraph-rsid="00138bc4"/>
    </style:style>
    <style:style style:name="P3" style:family="paragraph" style:parent-style-name="Text_20_body">
      <style:text-properties officeooo:rsid="014169d5" officeooo:paragraph-rsid="001b2c4f"/>
    </style:style>
    <style:style style:name="P4" style:family="paragraph" style:parent-style-name="Text_20_body">
      <style:text-properties officeooo:paragraph-rsid="00138bc4"/>
    </style:style>
    <style:style style:name="P5" style:family="paragraph" style:parent-style-name="Text_20_body">
      <style:text-properties fo:font-style="italic" officeooo:rsid="0022a996" officeooo:paragraph-rsid="00138bc4" style:font-style-asian="italic" style:font-style-complex="italic"/>
    </style:style>
    <style:style style:name="P6" style:family="paragraph" style:parent-style-name="Text_20_body">
      <style:text-properties officeooo:paragraph-rsid="0019433e"/>
    </style:style>
    <style:style style:name="P7" style:family="paragraph" style:parent-style-name="Heading_20_2">
      <style:text-properties officeooo:paragraph-rsid="00138bc4"/>
    </style:style>
    <style:style style:name="P8" style:family="paragraph" style:parent-style-name="Heading_20_2">
      <style:paragraph-properties fo:break-before="page"/>
      <style:text-properties officeooo:paragraph-rsid="00138bc4"/>
    </style:style>
    <style:style style:name="P9" style:family="paragraph" style:parent-style-name="Heading_20_3">
      <style:text-properties officeooo:paragraph-rsid="00138bc4"/>
    </style:style>
    <style:style style:name="P10" style:family="paragraph" style:parent-style-name="Text_20_body">
      <style:text-properties officeooo:paragraph-rsid="0019433e"/>
    </style:style>
    <style:style style:name="P11" style:family="paragraph" style:parent-style-name="Text_20_body">
      <style:text-properties officeooo:rsid="014169d5" officeooo:paragraph-rsid="001fc27a"/>
    </style:style>
    <style:style style:name="T1" style:family="text">
      <style:text-properties officeooo:rsid="00dbdb7d"/>
    </style:style>
    <style:style style:name="T2" style:family="text">
      <style:text-properties officeooo:rsid="006b0965"/>
    </style:style>
    <style:style style:name="T3" style:family="text">
      <style:text-properties officeooo:rsid="00807f98"/>
    </style:style>
    <style:style style:name="T4" style:family="text">
      <style:text-properties officeooo:rsid="004d75a0"/>
    </style:style>
    <style:style style:name="T5" style:family="text">
      <style:text-properties officeooo:rsid="0023a303"/>
    </style:style>
    <style:style style:name="T6" style:family="text">
      <style:text-properties officeooo:rsid="008dc2e8"/>
    </style:style>
    <style:style style:name="T7" style:family="text">
      <style:text-properties officeooo:rsid="008dddd2"/>
    </style:style>
    <style:style style:name="T8" style:family="text">
      <style:text-properties officeooo:rsid="0087415d"/>
    </style:style>
    <style:style style:name="T9" style:family="text">
      <style:text-properties officeooo:rsid="00c74c2a"/>
    </style:style>
    <style:style style:name="T10" style:family="text">
      <style:text-properties officeooo:rsid="013edf1f"/>
    </style:style>
    <style:style style:name="T11" style:family="text">
      <style:text-properties fo:font-style="italic" officeooo:rsid="0022a996" style:font-style-asian="italic" style:font-style-complex="italic"/>
    </style:style>
    <style:style style:name="T12" style:family="text">
      <style:text-properties fo:font-style="italic" officeooo:rsid="00c74c2a" style:font-style-asian="italic" style:font-style-complex="italic"/>
    </style:style>
    <style:style style:name="T13" style:family="text">
      <style:text-properties fo:font-style="italic" officeooo:rsid="001b2c4f" style:font-style-asian="italic" style:font-style-complex="italic"/>
    </style:style>
    <style:style style:name="T14" style:family="text">
      <style:text-properties fo:font-style="italic" officeooo:rsid="0142f9a4" style:font-style-asian="italic" style:font-style-complex="italic"/>
    </style:style>
    <style:style style:name="T15" style:family="text">
      <style:text-properties fo:font-style="italic" officeooo:rsid="001fc27a" style:font-style-asian="italic" style:font-style-complex="italic"/>
    </style:style>
    <style:style style:name="T16" style:family="text">
      <style:text-properties officeooo:rsid="014169d5"/>
    </style:style>
    <style:style style:name="T17" style:family="text">
      <style:text-properties officeooo:rsid="0142f9a4"/>
    </style:style>
    <style:style style:name="T18" style:family="text">
      <style:text-properties officeooo:rsid="00165fa3"/>
    </style:style>
    <style:style style:name="T19" style:family="text">
      <style:text-properties officeooo:rsid="0017b605"/>
    </style:style>
    <style:style style:name="T20" style:family="text">
      <style:text-properties officeooo:rsid="0019433e"/>
    </style:style>
    <style:style style:name="T21" style:family="text">
      <style:text-properties officeooo:rsid="001b2c4f"/>
    </style:style>
    <style:style style:name="T22" style:family="text">
      <style:text-properties officeooo:rsid="001fc2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WiFi <text:span text:style-name="T1">Configuration </text:span>Safety</text:h>
      <text:p text:style-name="P4"><text:s text:c="3"/><text:span text:style-name="T2">The WiFi password can be changed from the configuration page to prevent unauthorized access to the AGV configuration. From the same screen WiFi name can be changed, the WiFi name, as it appears on the air. The WiFi configuration times out after two minutes, so the configuration WiFi cannot be initiated after that time period. Pressing the QCAN2s on board button, or restarting the unit will activate the WiFi. If the WiFi password is lost, long pressing the on board button (12+s) will reset the Manufacturer's configuration. (The pass will reset to: 12345678)</text:span></text:p>
      <text:h text:style-name="P9" text:outline-level="3"><text:bookmark-start text:name="__RefHeading___Toc5884_157170619"/><text:span text:style-name="T3">WiFi </text:span>Device Compatibility<text:bookmark-end text:name="__RefHeading___Toc5884_157170619"/></text:h>
      <text:p text:style-name="P1"><text:s text:c="2"/>The <text:span text:style-name="T19">QCAN2 </text:span>Configuration <text:span text:style-name="T18">pages will </text:span>operate in all common platforms and browsers. We tested PC / Apple / Unix / Android / <text:span text:style-name="T19">Chrome Book </text:span>devices, all of which showed complete compatibility. We tested Firefox / Chrome / Safari / Edge, and it showed <text:span text:style-name="T18">visually </text:span>identical page results.</text:p>
      <text:h text:style-name="P7" text:outline-level="2"><text:bookmark-start text:name="__RefHeading___Toc4923_157170619"/>Zero Configuration Option<text:span text:style-name="T4">s</text:span><text:bookmark-end text:name="__RefHeading___Toc4923_157170619"/></text:h>
      <text:p text:style-name="P4"><text:s text:c="4"/>The QCAN<text:span text:style-name="T4">2</text:span> – wherever possible – <text:span text:style-name="T5">has </text:span>a zero configuration option. For example, the AGV sends its identity on most commands. The QCAN<text:span text:style-name="T6">2</text:span> can decipher that, and store this as its host identity or <text:span text:style-name="T7">target </text:span>zone. <text:span text:style-name="T8">The zero configuration options are possible because the command codes are function specific.</text:span></text:p>
      <text:p text:style-name="P4"><text:span text:style-name="T8"><text:s text:c="2"/>The QCAN2 can distinguish all AGV actions sent to it, and bases its response upon it. On the RF side, the zero configuration is possible with the MAC address, as that is guaranteed to be globally unique.</text:span> <text:s text:c="2"/></text:p>
      <text:h text:style-name="P9" text:outline-level="3"><text:bookmark-start text:name="__RefHeading___Toc5871_157170619"/>Zero Configuration <text:span text:style-name="T4">Notes</text:span><text:bookmark-end text:name="__RefHeading___Toc5871_157170619"/></text:h>
      <text:p text:style-name="P6"><text:s text:c="2"/>For safety, the QCAN2 will refuse to take on a second identity. <text:span text:style-name="T20">(Obsolete: This function is only active in legacy mode.) </text:span><text:s/></text:p>
      <text:p text:style-name="P6"><text:s text:c="4"/>In situations where the QCAN<text:span text:style-name="T9">2</text:span> is connected to a different AGV than its original host, recovery is simple. Executing a long reset (hold QCAN2 button for 12<text:span text:style-name="T10">+</text:span> seconds) on the QCAN2 will clear its memory, and it will be ready to adopt its new host. <text:s/><text:span text:style-name="T11"><text:s/>This way, on most </text:span><text:span text:style-name="T15">instances</text:span><text:span text:style-name="T11">, one can install a new QCAN</text:span><text:span text:style-name="T12">2</text:span><text:span text:style-name="T11"> without any tools or configuration </text:span><text:span text:style-name="T15">just by simply plugging it in.</text:span></text:p>
      <text:p text:style-name="P4"><text:s text:c="2"/>Zero configuration <text:span text:style-name="T16">does not apply to the door controller. The door zone has to be explicitly configured. Two methods of configuration: <text:s/>from the web interface, and the command line interface.</text:span></text:p>
      <text:p text:style-name="P11"><text:s text:c="2"/>On the web interface, <text:span text:style-name="T22">on the main screen, </text:span>set desired zone for the door, and press the “Save Configuration’ button. </text:p>
      <text:p text:style-name="P11"><text:s text:c="2"/>On the command line interface, the command ‘zone’ is available for setting the AGV’s own door zone. <text:span text:style-name="T22">(An alias ‘doorzone’ is provided to verbalize the outcome better)</text:span></text:p>
      <text:p text:style-name="P2">WARNING! </text:p>
      <text:p text:style-name="P3"><text:s text:c="2"/>The door zone has to be unique to the site. If more than one door controller is operating on the same zone, the radio will receive and feed information from both zone controllers. <text:span text:style-name="T21">This is why the QCAN2 </text:span><text:soft-page-break/><text:span text:style-name="T21">that detects a second zone controller on the same zone, will continuously blink all three ‘traffic’ lights. (Red/Yellow/Green)</text:span></text:p>
      <text:p text:style-name="P3"><text:s text:c="3"/>If there is a site door conflict, simply configure a different door zone. <text:span text:style-name="T17">Alternatively, one may configure a different site code. However, when changing the site code, all QCAN2s have to be changed to that same site code.</text:span><text:span text:style-name="T14"> It is recommended to keep the default site code.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0:17:26.146428310</meta:creation-date>
    <dc:date>2020-05-06T11:23:45.067848426</dc:date>
    <meta:editing-duration>PT11M47S</meta:editing-duration>
    <meta:editing-cycles>13</meta:editing-cycles>
    <meta:generator>LibreOffice/6.0.7.3$Linux_X86_64 LibreOffice_project/00m0$Build-3</meta:generator>
    <meta:document-statistic meta:table-count="0" meta:image-count="0" meta:object-count="0" meta:page-count="2" meta:paragraph-count="16" meta:word-count="505" meta:character-count="3039" meta:non-whitespace-character-count="2509"/>
  </office:meta>
</office:document-meta>
</file>